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 unitaires : </text:p>
      <text:p text:style-name="Standard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/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Tests fonctionnels :</text:p>
      <text:p text:style-name="Standard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Connexion</text:p>
          </table:table-cell>
          <table:table-cell table:style-name="Tableau1.B1" office:value-type="string">
            <text:p text:style-name="Table_20_Contents">S'identifier à l'aide d'un identifiant et d'un mot de passe. Chaque personnel (médecin, administratif ou maintenance) doit être reconnu et engendrer l'obtention d'une interface utilisateur différente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5:58:01.70</meta:creation-date>
    <meta:document-statistic meta:table-count="2" meta:image-count="0" meta:object-count="0" meta:page-count="1" meta:paragraph-count="4" meta:word-count="33" meta:character-count="247"/>
    <dc:date>2015-03-06T16:06:25.73</dc:date>
    <meta:editing-duration>PT8M26S</meta:editing-duration>
    <meta:editing-cycles>1</meta:editing-cycles>
    <meta:generator>OpenOffice.org/3.4.1$Win32 OpenOffice.org_project/341m1$Build-9593</meta:generator>
  </office:meta>
</office:document-meta>
</file>